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E000003C772040827.png"/>
  <manifest:file-entry manifest:media-type="image/png" manifest:full-path="Pictures/10000201000002C7000003C073F766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16cm" draw:z-index="0"><draw:image xlink:href="Pictures/10000201000002BE000003C77204082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52cm" draw:z-index="1"><draw:image xlink:href="Pictures/10000201000002C7000003C073F7661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3S</meta:editing-duration>
    <meta:editing-cycles>5</meta:editing-cycles>
    <meta:generator>OpenOffice/4.1.3$Win32 OpenOffice.org_project/413m1$Build-9783</meta:generator>
    <dc:date>2018-01-20T15:39:25.21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